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ca942" officeooo:paragraph-rsid="001ca942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ca942" officeooo:paragraph-rsid="001ca942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ca942" officeooo:paragraph-rsid="001ca942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e8d3b" officeooo:paragraph-rsid="001e8d3b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in rakenne</text:p>
      <text:p text:style-name="P1"/>
      <text:p text:style-name="P2">Projekti käyttää springiä ja h2 tietokantaa</text:p>
      <text:p text:style-name="P2"/>
      <text:p text:style-name="P2">Projekti päivitetään gittiin, josta travis tarkastaa, että testit menee läpi ennen julkaistamista herokuun.</text:p>
      <text:p text:style-name="P2"/>
      <text:p text:style-name="P2">Projktilta saa jacocon testikattavuudet, checkstyle checkit buildaamalla projekti netbeansillä ainakin.</text:p>
      <text:p text:style-name="P2"/>
      <text:p text:style-name="P4">Testikonfiguraatio on kopy-pastattu sillä siihen ei ole ollut tarvet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9:49:01.477547314</meta:creation-date>
    <dc:date>2017-12-10T22:29:04.952930160</dc:date>
    <meta:editing-duration>PT3M3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40" meta:character-count="340" meta:non-whitespace-character-count="305"/>
  </office:meta>
</office:document-meta>
</file>